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e469a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1e469a"/>
    </style:style>
    <style:style style:name="P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f96cb" officeooo:paragraph-rsid="001e469a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officeooo:paragraph-rsid="001e469a" style:font-size-asian="14pt" style:font-size-complex="14pt"/>
    </style:style>
    <style:style style:name="P5" style:family="paragraph" style:parent-style-name="Standard">
      <style:text-properties style:font-name="Liberation Serif" fo:font-size="14pt" style:text-underline-style="none" fo:font-weight="normal" officeooo:rsid="0035eb6a" officeooo:paragraph-rsid="0035eb6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35eb6a" officeooo:paragraph-rsid="0035eb6a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loext:opacity="100%" fo:letter-spacing="normal" fo:font-style="normal"/>
    </style:style>
    <style:style style:name="T2" style:family="text">
      <style:text-properties fo:font-variant="normal" fo:text-transform="none" fo:color="#000000" loext:opacity="100%" fo:letter-spacing="normal" fo:font-style="normal" officeooo:rsid="0020782a"/>
    </style:style>
    <style:style style:name="T3" style:family="text">
      <style:text-properties officeooo:rsid="001efdd3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35202b" style:font-weight-asian="bold" style:font-weight-complex="bold"/>
    </style:style>
    <style:style style:name="T6" style:family="text">
      <style:text-properties officeooo:rsid="00352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Semaine <text:span text:style-name="T6">4</text:span></text:p>
      <text:p text:style-name="P1"><text:span text:style-name="T3">2</text:span><text:span text:style-name="T6">9</text:span> avril <text:span text:style-name="T6">au 3 mai </text:span>2024</text:p>
      <text:p text:style-name="P2"/>
      <text:p text:style-name="P2"/>
      <text:p text:style-name="P4"><text:span text:style-name="T4">Lundi </text:span><text:span text:style-name="T5">29</text:span><text:span text:style-name="T4"> avril</text:span></text:p>
      <text:p text:style-name="P3"/>
      <text:p text:style-name="P3"/>
      <text:p text:style-name="P5"><text:span text:style-name="T2">A</text:span><text:span text:style-name="T1">près avoir ramené une alimentation 500 W de chez moi j’ai pu mettre en place mon PC fixe personnel pour une utilisation de CARLA plus performante.</text:span></text:p>
      <text:p text:style-name="P5"><text:span text:style-name="T1">J’ai effectué l’installation de tout cela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Mardi 30 avril</text:span></text:p>
      <text:p text:style-name="P6"><text:span text:style-name="T1"/></text:p>
      <text:p text:style-name="P5"><text:span text:style-name="T1">Après avoir fini de réinstaller tous les logiciels sur le PC, j’ai effectué des scripts de test et j’ai également rédigé des éléments pour mon rapport de stage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Jeudi 2 mai</text:span></text:p>
      <text:p text:style-name="P6"><text:span text:style-name="T1"/></text:p>
      <text:p text:style-name="P5"><text:span text:style-name="T1">J’ai installé suivant la doc un conteneur avec NS3 avec le module ros-ns ainsi que le ros-ns-bridge sur le PC. J’ai réalisé des scripts d’automatisation pour simplifier l’utilisation et des petits tests concluants. Ensuite nous avons conclu que j’installerais nativement NS3, et j’ai commencé le tutoriel.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Vendredi 3 mai</text:span></text:p>
      <text:p text:style-name="P5"><text:span text:style-name="T1"/></text:p>
      <text:p text:style-name="P5"><text:span text:style-name="T1">J’ai continué le tutoriel en lisant attentivement la documentation de NS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14:56.060038323</meta:creation-date>
    <meta:generator>LibreOffice/7.3.7.2$Linux_X86_64 LibreOffice_project/30$Build-2</meta:generator>
    <dc:date>2024-05-03T14:16:27.513299773</dc:date>
    <meta:editing-duration>PT50M39S</meta:editing-duration>
    <meta:editing-cycles>19</meta:editing-cycles>
    <meta:document-statistic meta:table-count="0" meta:image-count="0" meta:object-count="0" meta:page-count="1" meta:paragraph-count="11" meta:word-count="138" meta:character-count="820" meta:non-whitespace-character-count="693"/>
  </office:meta>
</office:document-meta>
</file>